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PerAccount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.8949" calcext:value-type="float">
            <text:p>16.8949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.8618" calcext:value-type="float">
            <text:p>26.8618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4.9144" calcext:value-type="float">
            <text:p>94.9144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0.664" calcext:value-type="float">
            <text:p>140.664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8158" calcext:value-type="float">
            <text:p>11.8158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9.6304" calcext:value-type="float">
            <text:p>29.6304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7.7756" calcext:value-type="float">
            <text:p>107.7756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8.786" calcext:value-type="float">
            <text:p>158.786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.4641" calcext:value-type="float">
            <text:p>16.4641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5.0954" calcext:value-type="float">
            <text:p>35.0954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1.4508" calcext:value-type="float">
            <text:p>111.4508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5.036" calcext:value-type="float">
            <text:p>205.03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8.7936" calcext:value-type="float">
            <text:p>18.793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5.2596" calcext:value-type="float">
            <text:p>35.259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3.5196" calcext:value-type="float">
            <text:p>113.519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1.283" calcext:value-type="float">
            <text:p>201.283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9301" calcext:value-type="float">
            <text:p>2.9301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3.0218" calcext:value-type="float">
            <text:p>13.0218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0.938" calcext:value-type="float">
            <text:p>40.938</text:p>
          </table:table-cell>
        </table:table-row>
        <table:table-row table:style-name="ro1">
          <table:table-cell office:value-type="string" calcext:value-type="string">
            <text:p>support-4.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67.286" calcext:value-type="float">
            <text:p>67.286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9249" calcext:value-type="float">
            <text:p>2.9249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4.7116" calcext:value-type="float">
            <text:p>14.7116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8.7884" calcext:value-type="float">
            <text:p>48.7884</text:p>
          </table:table-cell>
        </table:table-row>
        <table:table-row table:style-name="ro1">
          <table:table-cell office:value-type="string" calcext:value-type="string">
            <text:p>support-4.6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82.202" calcext:value-type="float">
            <text:p>82.202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7667" calcext:value-type="float">
            <text:p>4.7667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51.1248" calcext:value-type="float">
            <text:p>51.1248</text:p>
          </table:table-cell>
        </table:table-row>
        <table:table-row table:style-name="ro1">
          <table:table-cell office:value-type="string" calcext:value-type="string">
            <text:p>support-4.7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107.491" calcext:value-type="float">
            <text:p>107.49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7331" calcext:value-type="float">
            <text:p>4.733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6.2998" calcext:value-type="float">
            <text:p>16.2998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51.9972" calcext:value-type="float">
            <text:p>51.9972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106.811" calcext:value-type="float">
            <text:p>106.811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.8351" calcext:value-type="float">
            <text:p>13.8351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3628" calcext:value-type="float">
            <text:p>4.3628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.296" calcext:value-type="float">
            <text:p>32.296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4.9708" calcext:value-type="float">
            <text:p>14.9708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5.0716" calcext:value-type="float">
            <text:p>95.0716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7.188" calcext:value-type="float">
            <text:p>47.188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9.443" calcext:value-type="float">
            <text:p>169.443</text:p>
          </table:table-cell>
        </table:table-row>
        <table:table-row table:style-name="ro1">
          <table:table-cell office:value-type="string" calcext:value-type="string">
            <text:p>prism-fix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91.037" calcext:value-type="float">
            <text:p>91.037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.6632" calcext:value-type="float">
            <text:p>13.6632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3032" calcext:value-type="float">
            <text:p>4.3032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.2764" calcext:value-type="float">
            <text:p>32.2764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5.2704" calcext:value-type="float">
            <text:p>15.2704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8.1836" calcext:value-type="float">
            <text:p>98.1836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4.9848" calcext:value-type="float">
            <text:p>44.9848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6.681" calcext:value-type="float">
            <text:p>156.681</text:p>
          </table:table-cell>
        </table:table-row>
        <table:table-row table:style-name="ro1">
          <table:table-cell office:value-type="string" calcext:value-type="string">
            <text:p>prism-fix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77.513" calcext:value-type="float">
            <text:p>77.513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5928" calcext:value-type="float">
            <text:p>12.5928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5266" calcext:value-type="float">
            <text:p>3.5266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8.383" calcext:value-type="float">
            <text:p>28.383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1.0854" calcext:value-type="float">
            <text:p>11.0854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3.964" calcext:value-type="float">
            <text:p>83.964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33.152" calcext:value-type="float">
            <text:p>33.152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9.652" calcext:value-type="float">
            <text:p>139.652</text:p>
          </table:table-cell>
        </table:table-row>
        <table:table-row table:style-name="ro1">
          <table:table-cell office:value-type="string" calcext:value-type="string">
            <text:p>prism-fix-3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867" calcext:value-type="float">
            <text:p>12.867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6204" calcext:value-type="float">
            <text:p>3.6204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6446" calcext:value-type="float">
            <text:p>27.6446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0.5798" calcext:value-type="float">
            <text:p>10.5798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.6404" calcext:value-type="float">
            <text:p>82.6404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31.234" calcext:value-type="float">
            <text:p>31.234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9.442" calcext:value-type="float">
            <text:p>129.442</text:p>
          </table:table-cell>
        </table:table-row>
        <table:table-row table:style-name="ro1">
          <table:table-cell office:value-type="string" calcext:value-type="string">
            <text:p>prism-fix-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3.279" calcext:value-type="float">
            <text:p>53.279</text:p>
          </table:table-cell>
        </table:table-row>
      </table:table>
      <table:table table:name="chart" table:style-name="ta1">
        <table:shapes>
          <draw:frame draw:z-index="0" draw:style-name="gr1" draw:text-style-name="P1" svg:width="55.64cm" svg:height="24.835cm" svg:x="2.64cm" svg:y="5.392cm">
            <draw:object draw:notify-on-update-of-ranges="chart.A1:chart.B1 chart.A2:chart.B9 chart.C1:chart.C1 chart.C2:chart.C9 chart.D1:chart.D1 chart.D2:chart.D9 chart.E1:chart.E1 chart.E2:chart.E9 chart.F1:chart.F1 chart.F2:chart.F9 chart.G1:chart.G1 chart.G2:chart.G9 chart.H1:chart.H1 chart.H2:chart.H9 chart.I1:chart.I1 chart.I2:chart.I9 chart.J1:chart.J1 chart.J2:chart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ce2"/>
        <table:table-column table:style-name="co5" table:number-columns-repeated="1637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upport-4.4</text:p>
          </table:table-cell>
          <table:table-cell table:style-name="ce1" office:value-type="string" calcext:value-type="string">
            <text:p>support-4.6</text:p>
          </table:table-cell>
          <table:table-cell table:style-name="ce1" office:value-type="string" calcext:value-type="string">
            <text:p>support-4.7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prism-fix-1</text:p>
          </table:table-cell>
          <table:table-cell table:style-name="ce1" office:value-type="string" calcext:value-type="string">
            <text:p>prism-fix-2</text:p>
          </table:table-cell>
          <table:table-cell table:style-name="ce1" office:value-type="string" calcext:value-type="string">
            <text:p>prism-fix-3</text:p>
          </table:table-cell>
          <table:table-cell table:style-name="ce1" office:value-type="string" calcext:value-type="string">
            <text:p>prism-fix-4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1m-0t-0m-0a-10ku</text:p>
          </table:table-cell>
          <table:table-cell office:value-type="float" office:value="16.8949" calcext:value-type="float">
            <text:p>16.9</text:p>
          </table:table-cell>
          <table:table-cell office:value-type="float" office:value="11.8158" calcext:value-type="float">
            <text:p>11.8</text:p>
          </table:table-cell>
          <table:table-cell office:value-type="float" office:value="16.4641" calcext:value-type="float">
            <text:p>16.5</text:p>
          </table:table-cell>
          <table:table-cell office:value-type="float" office:value="18.7936" calcext:value-type="float">
            <text:p>18.8</text:p>
          </table:table-cell>
          <table:table-cell office:value-type="float" office:value="13.8351" calcext:value-type="float">
            <text:p>13.8</text:p>
          </table:table-cell>
          <table:table-cell office:value-type="float" office:value="13.6632" calcext:value-type="float">
            <text:p>13.7</text:p>
          </table:table-cell>
          <table:table-cell office:value-type="float" office:value="12.5928" calcext:value-type="float">
            <text:p>12.6</text:p>
          </table:table-cell>
          <table:table-cell office:value-type="float" office:value="12.867" calcext:value-type="float">
            <text:p>12.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0t-0m-0a-5ku</text:p>
          </table:table-cell>
          <table:table-cell office:value-type="float" office:value="26.8618" calcext:value-type="float">
            <text:p>26.9</text:p>
          </table:table-cell>
          <table:table-cell office:value-type="float" office:value="29.6304" calcext:value-type="float">
            <text:p>29.6</text:p>
          </table:table-cell>
          <table:table-cell office:value-type="float" office:value="35.0954" calcext:value-type="float">
            <text:p>35.1</text:p>
          </table:table-cell>
          <table:table-cell office:value-type="float" office:value="35.2596" calcext:value-type="float">
            <text:p>35.3</text:p>
          </table:table-cell>
          <table:table-cell office:value-type="float" office:value="32.296" calcext:value-type="float">
            <text:p>32.3</text:p>
          </table:table-cell>
          <table:table-cell office:value-type="float" office:value="32.2764" calcext:value-type="float">
            <text:p>32.3</text:p>
          </table:table-cell>
          <table:table-cell office:value-type="float" office:value="28.383" calcext:value-type="float">
            <text:p>28.4</text:p>
          </table:table-cell>
          <table:table-cell office:value-type="float" office:value="27.6446" calcext:value-type="float">
            <text:p>27.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5t-50m-0a-2500u</text:p>
          </table:table-cell>
          <table:table-cell office:value-type="float" office:value="94.9144" calcext:value-type="float">
            <text:p>94.9</text:p>
          </table:table-cell>
          <table:table-cell office:value-type="float" office:value="107.7756" calcext:value-type="float">
            <text:p>107.8</text:p>
          </table:table-cell>
          <table:table-cell office:value-type="float" office:value="111.4508" calcext:value-type="float">
            <text:p>111.5</text:p>
          </table:table-cell>
          <table:table-cell office:value-type="float" office:value="113.5196" calcext:value-type="float">
            <text:p>113.5</text:p>
          </table:table-cell>
          <table:table-cell office:value-type="float" office:value="95.0716" calcext:value-type="float">
            <text:p>95.1</text:p>
          </table:table-cell>
          <table:table-cell office:value-type="float" office:value="98.1836" calcext:value-type="float">
            <text:p>98.2</text:p>
          </table:table-cell>
          <table:table-cell office:value-type="float" office:value="83.964" calcext:value-type="float">
            <text:p>84.0</text:p>
          </table:table-cell>
          <table:table-cell office:value-type="float" office:value="82.6404" calcext:value-type="float">
            <text:p>82.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5t-50m-20a-1ku</text:p>
          </table:table-cell>
          <table:table-cell office:value-type="float" office:value="140.664" calcext:value-type="float">
            <text:p>140.7</text:p>
          </table:table-cell>
          <table:table-cell office:value-type="float" office:value="158.786" calcext:value-type="float">
            <text:p>158.8</text:p>
          </table:table-cell>
          <table:table-cell office:value-type="float" office:value="205.036" calcext:value-type="float">
            <text:p>205.0</text:p>
          </table:table-cell>
          <table:table-cell office:value-type="float" office:value="201.283" calcext:value-type="float">
            <text:p>201.3</text:p>
          </table:table-cell>
          <table:table-cell office:value-type="float" office:value="169.443" calcext:value-type="float">
            <text:p>169.4</text:p>
          </table:table-cell>
          <table:table-cell office:value-type="float" office:value="156.681" calcext:value-type="float">
            <text:p>156.7</text:p>
          </table:table-cell>
          <table:table-cell office:value-type="float" office:value="139.652" calcext:value-type="float">
            <text:p>139.7</text:p>
          </table:table-cell>
          <table:table-cell office:value-type="float" office:value="129.442" calcext:value-type="float">
            <text:p>129.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1m-0t-0m-0a-10ku</text:p>
          </table:table-cell>
          <table:table-cell office:value-type="float" office:value="2.9301" calcext:value-type="float">
            <text:p>2.9</text:p>
          </table:table-cell>
          <table:table-cell office:value-type="float" office:value="2.9249" calcext:value-type="float">
            <text:p>2.9</text:p>
          </table:table-cell>
          <table:table-cell office:value-type="float" office:value="4.7667" calcext:value-type="float">
            <text:p>4.8</text:p>
          </table:table-cell>
          <table:table-cell office:value-type="float" office:value="4.7331" calcext:value-type="float">
            <text:p>4.7</text:p>
          </table:table-cell>
          <table:table-cell office:value-type="float" office:value="4.3628" calcext:value-type="float">
            <text:p>4.4</text:p>
          </table:table-cell>
          <table:table-cell office:value-type="float" office:value="4.3032" calcext:value-type="float">
            <text:p>4.3</text:p>
          </table:table-cell>
          <table:table-cell office:value-type="float" office:value="3.5266" calcext:value-type="float">
            <text:p>3.5</text:p>
          </table:table-cell>
          <table:table-cell office:value-type="float" office:value="3.6204" calcext:value-type="float">
            <text:p>3.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0t-0m-0a-5ku</text:p>
          </table:table-cell>
          <table:table-cell office:value-type="float" office:value="13.0218" calcext:value-type="float">
            <text:p>13.0</text:p>
          </table:table-cell>
          <table:table-cell office:value-type="float" office:value="14.7116" calcext:value-type="float">
            <text:p>14.7</text:p>
          </table:table-cell>
          <table:table-cell office:value-type="float" office:value="16.36" calcext:value-type="float">
            <text:p>16.4</text:p>
          </table:table-cell>
          <table:table-cell office:value-type="float" office:value="16.2998" calcext:value-type="float">
            <text:p>16.3</text:p>
          </table:table-cell>
          <table:table-cell office:value-type="float" office:value="14.9708" calcext:value-type="float">
            <text:p>15.0</text:p>
          </table:table-cell>
          <table:table-cell office:value-type="float" office:value="15.2704" calcext:value-type="float">
            <text:p>15.3</text:p>
          </table:table-cell>
          <table:table-cell office:value-type="float" office:value="11.0854" calcext:value-type="float">
            <text:p>11.1</text:p>
          </table:table-cell>
          <table:table-cell office:value-type="float" office:value="10.5798" calcext:value-type="float">
            <text:p>10.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5t-50m-0a-2500u</text:p>
          </table:table-cell>
          <table:table-cell office:value-type="float" office:value="40.938" calcext:value-type="float">
            <text:p>40.9</text:p>
          </table:table-cell>
          <table:table-cell office:value-type="float" office:value="48.7884" calcext:value-type="float">
            <text:p>48.8</text:p>
          </table:table-cell>
          <table:table-cell office:value-type="float" office:value="51.1248" calcext:value-type="float">
            <text:p>51.1</text:p>
          </table:table-cell>
          <table:table-cell office:value-type="float" office:value="51.9972" calcext:value-type="float">
            <text:p>52.0</text:p>
          </table:table-cell>
          <table:table-cell office:value-type="float" office:value="47.188" calcext:value-type="float">
            <text:p>47.2</text:p>
          </table:table-cell>
          <table:table-cell office:value-type="float" office:value="44.9848" calcext:value-type="float">
            <text:p>45.0</text:p>
          </table:table-cell>
          <table:table-cell office:value-type="float" office:value="33.152" calcext:value-type="float">
            <text:p>33.2</text:p>
          </table:table-cell>
          <table:table-cell office:value-type="float" office:value="31.234" calcext:value-type="float">
            <text:p>31.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5t-50m-20a-1ku</text:p>
          </table:table-cell>
          <table:table-cell office:value-type="float" office:value="67.286" calcext:value-type="float">
            <text:p>67.3</text:p>
          </table:table-cell>
          <table:table-cell office:value-type="float" office:value="82.202" calcext:value-type="float">
            <text:p>82.2</text:p>
          </table:table-cell>
          <table:table-cell office:value-type="float" office:value="107.491" calcext:value-type="float">
            <text:p>107.5</text:p>
          </table:table-cell>
          <table:table-cell office:value-type="float" office:value="106.811" calcext:value-type="float">
            <text:p>106.8</text:p>
          </table:table-cell>
          <table:table-cell office:value-type="float" office:value="91.037" calcext:value-type="float">
            <text:p>91.0</text:p>
          </table:table-cell>
          <table:table-cell office:value-type="float" office:value="77.513" calcext:value-type="float">
            <text:p>77.5</text:p>
          </table:table-cell>
          <table:table-cell office:value-type="float" office:value="62.1" calcext:value-type="float">
            <text:p>62.1</text:p>
          </table:table-cell>
          <table:table-cell office:value-type="float" office:value="53.279" calcext:value-type="float">
            <text:p>53.3</text:p>
          </table:table-cell>
          <table:table-cell table:number-columns-repeated="16373"/>
        </table:table-row>
      </table:table>
      <table:named-expressions/>
      <table:database-ranges>
        <table:database-range table:name="__Anonymous_Sheet_DB__0" table:target-range-address="'raw-1'.A1:'raw-1'.D65" table:display-filter-buttons="tru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4-28T09:25:40.552000000</dc:date>
    <meta:editing-duration>PT15H57M51S</meta:editing-duration>
    <meta:editing-cycles>14</meta:editing-cycles>
    <meta:document-statistic meta:table-count="2" meta:cell-count="3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loext:label-stroke="none" chart:link-data-style-to-source="true" chart:data-label-number="value" chart:data-label-text="false" chart:data-label-symbol="false" chart:data-label-series="false" chart:label-position="top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5.641cm" svg:height="24.836cm" xlink:href=".." xlink:type="simple" chart:class="chart:bar" chart:style-name="ch1">
        <chart:title svg:x="20.831cm" svg:y="0.632cm" chart:style-name="ch2">
          <text:p>Average processing time for account/user in TestSystemPerformance</text:p>
        </chart:title>
        <chart:legend chart:legend-position="end" svg:x="53.166cm" svg:y="10.376cm" style:legend-expansion="high" chart:style-name="ch3"/>
        <chart:plot-area chart:style-name="ch4" table:cell-range-address="chart.A1:chart.J9" chart:data-source-has-labels="both" svg:x="2.123cm" svg:y="1.907cm" svg:width="49.931cm" svg:height="21.452cm">
          <chart:coordinate-region svg:x="3.221cm" svg:y="2.106cm" svg:width="48.833cm" svg:height="20.208cm"/>
          <chart:axis chart:dimension="x" chart:name="primary-x" chart:style-name="ch5" chartooo:axis-type="auto">
            <chartooo:date-scale/>
            <chart:title svg:x="25.919cm" svg:y="23.855cm" chart:style-name="ch6">
              <text:p>Scenario + task</text:p>
            </chart:title>
            <chart:categories table:cell-range-address="chart.A2:chart.B9"/>
          </chart:axis>
          <chart:axis chart:dimension="y" chart:name="primary-y" chart:style-name="ch7">
            <chart:title svg:x="0.451cm" svg:y="16.461cm" chart:style-name="ch8">
              <text:p>Average account/user processing time [milliseconds]</text:p>
            </chart:title>
            <chart:grid chart:style-name="ch9" chart:class="major"/>
          </chart:axis>
          <chart:series chart:style-name="ch10" chart:values-cell-range-address="chart.C2:chart.C9" chart:label-cell-address="chart.C1:chart.C1" chart:class="chart:bar">
            <chart:data-point chart:repeated="8"/>
          </chart:series>
          <chart:series chart:style-name="ch11" chart:values-cell-range-address="chart.D2:chart.D9" chart:label-cell-address="chart.D1:chart.D1" chart:class="chart:bar">
            <chart:data-point chart:repeated="8"/>
          </chart:series>
          <chart:series chart:style-name="ch12" chart:values-cell-range-address="chart.E2:chart.E9" chart:label-cell-address="chart.E1:chart.E1" chart:class="chart:bar">
            <chart:data-point chart:repeated="8"/>
          </chart:series>
          <chart:series chart:style-name="ch13" chart:values-cell-range-address="chart.F2:chart.F9" chart:label-cell-address="chart.F1:chart.F1" chart:class="chart:bar">
            <chart:data-point chart:repeated="8"/>
          </chart:series>
          <chart:series chart:style-name="ch14" chart:values-cell-range-address="chart.G2:chart.G9" chart:label-cell-address="chart.G1:chart.G1" chart:class="chart:bar">
            <chart:data-point chart:repeated="8"/>
          </chart:series>
          <chart:series chart:style-name="ch15" chart:values-cell-range-address="chart.H2:chart.H9" chart:label-cell-address="chart.H1:chart.H1" chart:class="chart:bar">
            <chart:data-point chart:repeated="8"/>
          </chart:series>
          <chart:series chart:style-name="ch16" chart:values-cell-range-address="chart.I2:chart.I9" chart:label-cell-address="chart.I1:chart.I1" chart:class="chart:bar">
            <chart:data-point chart:repeated="8"/>
            <chart:data-label chart:style-name="ch1"/>
          </chart:series>
          <chart:series chart:style-name="ch17" chart:values-cell-range-address="chart.J2:chart.J9" chart:label-cell-address="chart.J1:chart.J1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-4.4</text:p>
                <draw:g>
                  <svg:desc>chart.C1:chart.C1</svg:desc>
                </draw:g>
              </table:table-cell>
              <table:table-cell office:value-type="string">
                <text:p>support-4.6</text:p>
                <draw:g>
                  <svg:desc>chart.D1:chart.D1</svg:desc>
                </draw:g>
              </table:table-cell>
              <table:table-cell office:value-type="string">
                <text:p>support-4.7</text:p>
                <draw:g>
                  <svg:desc>chart.E1:chart.E1</svg:desc>
                </draw:g>
              </table:table-cell>
              <table:table-cell office:value-type="string">
                <text:p>master</text:p>
                <draw:g>
                  <svg:desc>chart.F1:chart.F1</svg:desc>
                </draw:g>
              </table:table-cell>
              <table:table-cell office:value-type="string">
                <text:p>prism-fix-1</text:p>
                <draw:g>
                  <svg:desc>chart.G1:chart.G1</svg:desc>
                </draw:g>
              </table:table-cell>
              <table:table-cell office:value-type="string">
                <text:p>prism-fix-2</text:p>
                <draw:g>
                  <svg:desc>chart.H1:chart.H1</svg:desc>
                </draw:g>
              </table:table-cell>
              <table:table-cell office:value-type="string">
                <text:p>prism-fix-3</text:p>
                <draw:g>
                  <svg:desc>chart.I1:chart.I1</svg:desc>
                </draw:g>
              </table:table-cell>
              <table:table-cell office:value-type="string">
                <text:p>prism-fix-4</text:p>
                <draw:g>
                  <svg:desc>chart.J1:cha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s-1m-0t-0m-0a-10ku</text:p>
                <text:list>
                  <text:list-item>
                    <text:p>Import</text:p>
                  </text:list-item>
                  <text:list-item>
                    <text:p>1s-1m-0t-0m-0a-10ku</text:p>
                  </text:list-item>
                </text:list>
                <draw:g>
                  <svg:desc>chart.A2:chart.B9</svg:desc>
                </draw:g>
              </table:table-cell>
              <table:table-cell office:value-type="float" office:value="16.8949">
                <text:p>16.8949</text:p>
                <draw:g>
                  <svg:desc>chart.C2:chart.C9</svg:desc>
                </draw:g>
              </table:table-cell>
              <table:table-cell office:value-type="float" office:value="11.8158">
                <text:p>11.8158</text:p>
                <draw:g>
                  <svg:desc>chart.D2:chart.D9</svg:desc>
                </draw:g>
              </table:table-cell>
              <table:table-cell office:value-type="float" office:value="16.4641">
                <text:p>16.4641</text:p>
                <draw:g>
                  <svg:desc>chart.E2:chart.E9</svg:desc>
                </draw:g>
              </table:table-cell>
              <table:table-cell office:value-type="float" office:value="18.7936">
                <text:p>18.7936</text:p>
                <draw:g>
                  <svg:desc>chart.F2:chart.F9</svg:desc>
                </draw:g>
              </table:table-cell>
              <table:table-cell office:value-type="float" office:value="13.8351">
                <text:p>13.8351</text:p>
                <draw:g>
                  <svg:desc>chart.G2:chart.G9</svg:desc>
                </draw:g>
              </table:table-cell>
              <table:table-cell office:value-type="float" office:value="13.6632">
                <text:p>13.6632</text:p>
                <draw:g>
                  <svg:desc>chart.H2:chart.H9</svg:desc>
                </draw:g>
              </table:table-cell>
              <table:table-cell office:value-type="float" office:value="12.5928">
                <text:p>12.5928</text:p>
                <draw:g>
                  <svg:desc>chart.I2:chart.I9</svg:desc>
                </draw:g>
              </table:table-cell>
              <table:table-cell office:value-type="float" office:value="12.867">
                <text:p>12.867</text:p>
                <draw:g>
                  <svg:desc>chart.J2:chart.J9</svg:desc>
                </draw:g>
              </table:table-cell>
            </table:table-row>
            <table:table-row>
              <table:table-cell office:value-type="string">
                <text:p>Import 1s-50m-0t-0m-0a-5ku</text:p>
                <text:list>
                  <text:list-item>
                    <text:p>Import</text:p>
                  </text:list-item>
                  <text:list-item>
                    <text:p>1s-50m-0t-0m-0a-5ku</text:p>
                  </text:list-item>
                </text:list>
              </table:table-cell>
              <table:table-cell office:value-type="float" office:value="26.8618">
                <text:p>26.8618</text:p>
              </table:table-cell>
              <table:table-cell office:value-type="float" office:value="29.6304">
                <text:p>29.6304</text:p>
              </table:table-cell>
              <table:table-cell office:value-type="float" office:value="35.0954">
                <text:p>35.0954</text:p>
              </table:table-cell>
              <table:table-cell office:value-type="float" office:value="35.2596">
                <text:p>35.2596</text:p>
              </table:table-cell>
              <table:table-cell office:value-type="float" office:value="32.296">
                <text:p>32.296</text:p>
              </table:table-cell>
              <table:table-cell office:value-type="float" office:value="32.2764">
                <text:p>32.2764</text:p>
              </table:table-cell>
              <table:table-cell office:value-type="float" office:value="28.383">
                <text:p>28.383</text:p>
              </table:table-cell>
              <table:table-cell office:value-type="float" office:value="27.6446">
                <text:p>27.6446</text:p>
              </table:table-cell>
            </table:table-row>
            <table:table-row>
              <table:table-cell office:value-type="string">
                <text:p>Import 1s-50m-5t-50m-0a-2500u</text:p>
                <text:list>
                  <text:list-item>
                    <text:p>Import</text:p>
                  </text:list-item>
                  <text:list-item>
                    <text:p>1s-50m-5t-50m-0a-2500u</text:p>
                  </text:list-item>
                </text:list>
              </table:table-cell>
              <table:table-cell office:value-type="float" office:value="94.9144">
                <text:p>94.9144</text:p>
              </table:table-cell>
              <table:table-cell office:value-type="float" office:value="107.7756">
                <text:p>107.7756</text:p>
              </table:table-cell>
              <table:table-cell office:value-type="float" office:value="111.4508">
                <text:p>111.4508</text:p>
              </table:table-cell>
              <table:table-cell office:value-type="float" office:value="113.5196">
                <text:p>113.5196</text:p>
              </table:table-cell>
              <table:table-cell office:value-type="float" office:value="95.0716">
                <text:p>95.0716</text:p>
              </table:table-cell>
              <table:table-cell office:value-type="float" office:value="98.1836">
                <text:p>98.1836</text:p>
              </table:table-cell>
              <table:table-cell office:value-type="float" office:value="83.964">
                <text:p>83.964</text:p>
              </table:table-cell>
              <table:table-cell office:value-type="float" office:value="82.6404">
                <text:p>82.6404</text:p>
              </table:table-cell>
            </table:table-row>
            <table:table-row>
              <table:table-cell office:value-type="string">
                <text:p>Import 1s-50m-5t-50m-20a-1ku</text:p>
                <text:list>
                  <text:list-item>
                    <text:p>Import</text:p>
                  </text:list-item>
                  <text:list-item>
                    <text:p>1s-50m-5t-50m-20a-1ku</text:p>
                  </text:list-item>
                </text:list>
              </table:table-cell>
              <table:table-cell office:value-type="float" office:value="140.664">
                <text:p>140.664</text:p>
              </table:table-cell>
              <table:table-cell office:value-type="float" office:value="158.786">
                <text:p>158.786</text:p>
              </table:table-cell>
              <table:table-cell office:value-type="float" office:value="205.036">
                <text:p>205.036</text:p>
              </table:table-cell>
              <table:table-cell office:value-type="float" office:value="201.283">
                <text:p>201.283</text:p>
              </table:table-cell>
              <table:table-cell office:value-type="float" office:value="169.443">
                <text:p>169.443</text:p>
              </table:table-cell>
              <table:table-cell office:value-type="float" office:value="156.681">
                <text:p>156.681</text:p>
              </table:table-cell>
              <table:table-cell office:value-type="float" office:value="139.652">
                <text:p>139.652</text:p>
              </table:table-cell>
              <table:table-cell office:value-type="float" office:value="129.442">
                <text:p>129.442</text:p>
              </table:table-cell>
            </table:table-row>
            <table:table-row>
              <table:table-cell office:value-type="string">
                <text:p>Recomputation 1s-1m-0t-0m-0a-10ku</text:p>
                <text:list>
                  <text:list-item>
                    <text:p>Recomputation</text:p>
                  </text:list-item>
                  <text:list-item>
                    <text:p>1s-1m-0t-0m-0a-10ku</text:p>
                  </text:list-item>
                </text:list>
              </table:table-cell>
              <table:table-cell office:value-type="float" office:value="2.9301">
                <text:p>2.9301</text:p>
              </table:table-cell>
              <table:table-cell office:value-type="float" office:value="2.9249">
                <text:p>2.9249</text:p>
              </table:table-cell>
              <table:table-cell office:value-type="float" office:value="4.7667">
                <text:p>4.7667</text:p>
              </table:table-cell>
              <table:table-cell office:value-type="float" office:value="4.7331">
                <text:p>4.7331</text:p>
              </table:table-cell>
              <table:table-cell office:value-type="float" office:value="4.3628">
                <text:p>4.3628</text:p>
              </table:table-cell>
              <table:table-cell office:value-type="float" office:value="4.3032">
                <text:p>4.3032</text:p>
              </table:table-cell>
              <table:table-cell office:value-type="float" office:value="3.5266">
                <text:p>3.5266</text:p>
              </table:table-cell>
              <table:table-cell office:value-type="float" office:value="3.6204">
                <text:p>3.6204</text:p>
              </table:table-cell>
            </table:table-row>
            <table:table-row>
              <table:table-cell office:value-type="string">
                <text:p>Recomputation 1s-50m-0t-0m-0a-5ku</text:p>
                <text:list>
                  <text:list-item>
                    <text:p>Recomputation</text:p>
                  </text:list-item>
                  <text:list-item>
                    <text:p>1s-50m-0t-0m-0a-5ku</text:p>
                  </text:list-item>
                </text:list>
              </table:table-cell>
              <table:table-cell office:value-type="float" office:value="13.0218">
                <text:p>13.0218</text:p>
              </table:table-cell>
              <table:table-cell office:value-type="float" office:value="14.7116">
                <text:p>14.7116</text:p>
              </table:table-cell>
              <table:table-cell office:value-type="float" office:value="16.36">
                <text:p>16.36</text:p>
              </table:table-cell>
              <table:table-cell office:value-type="float" office:value="16.2998">
                <text:p>16.2998</text:p>
              </table:table-cell>
              <table:table-cell office:value-type="float" office:value="14.9708">
                <text:p>14.9708</text:p>
              </table:table-cell>
              <table:table-cell office:value-type="float" office:value="15.2704">
                <text:p>15.2704</text:p>
              </table:table-cell>
              <table:table-cell office:value-type="float" office:value="11.0854">
                <text:p>11.0854</text:p>
              </table:table-cell>
              <table:table-cell office:value-type="float" office:value="10.5798">
                <text:p>10.5798</text:p>
              </table:table-cell>
            </table:table-row>
            <table:table-row>
              <table:table-cell office:value-type="string">
                <text:p>Recomputation 1s-50m-5t-50m-0a-2500u</text:p>
                <text:list>
                  <text:list-item>
                    <text:p>Recomputation</text:p>
                  </text:list-item>
                  <text:list-item>
                    <text:p>1s-50m-5t-50m-0a-2500u</text:p>
                  </text:list-item>
                </text:list>
              </table:table-cell>
              <table:table-cell office:value-type="float" office:value="40.938">
                <text:p>40.938</text:p>
              </table:table-cell>
              <table:table-cell office:value-type="float" office:value="48.7884">
                <text:p>48.7884</text:p>
              </table:table-cell>
              <table:table-cell office:value-type="float" office:value="51.1248">
                <text:p>51.1248</text:p>
              </table:table-cell>
              <table:table-cell office:value-type="float" office:value="51.9972">
                <text:p>51.9972</text:p>
              </table:table-cell>
              <table:table-cell office:value-type="float" office:value="47.188">
                <text:p>47.188</text:p>
              </table:table-cell>
              <table:table-cell office:value-type="float" office:value="44.9848">
                <text:p>44.9848</text:p>
              </table:table-cell>
              <table:table-cell office:value-type="float" office:value="33.152">
                <text:p>33.152</text:p>
              </table:table-cell>
              <table:table-cell office:value-type="float" office:value="31.234">
                <text:p>31.234</text:p>
              </table:table-cell>
            </table:table-row>
            <table:table-row>
              <table:table-cell office:value-type="string">
                <text:p>Recomputation 1s-50m-5t-50m-20a-1ku</text:p>
                <text:list>
                  <text:list-item>
                    <text:p>Recomputation</text:p>
                  </text:list-item>
                  <text:list-item>
                    <text:p>1s-50m-5t-50m-20a-1ku</text:p>
                  </text:list-item>
                </text:list>
              </table:table-cell>
              <table:table-cell office:value-type="float" office:value="67.286">
                <text:p>67.286</text:p>
              </table:table-cell>
              <table:table-cell office:value-type="float" office:value="82.202">
                <text:p>82.202</text:p>
              </table:table-cell>
              <table:table-cell office:value-type="float" office:value="107.491">
                <text:p>107.491</text:p>
              </table:table-cell>
              <table:table-cell office:value-type="float" office:value="106.811">
                <text:p>106.811</text:p>
              </table:table-cell>
              <table:table-cell office:value-type="float" office:value="91.037">
                <text:p>91.037</text:p>
              </table:table-cell>
              <table:table-cell office:value-type="float" office:value="77.513">
                <text:p>77.513</text:p>
              </table:table-cell>
              <table:table-cell office:value-type="float" office:value="62.1">
                <text:p>62.1</text:p>
              </table:table-cell>
              <table:table-cell office:value-type="float" office:value="53.279">
                <text:p>53.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